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d85" officeooo:paragraph-rsid="000b8d85"/>
    </style:style>
    <style:style style:name="P2" style:family="paragraph" style:parent-style-name="Standard">
      <style:text-properties officeooo:rsid="000b8d85" officeooo:paragraph-rsid="000e21b4"/>
    </style:style>
    <style:style style:name="P3" style:family="paragraph" style:parent-style-name="Standard">
      <style:text-properties officeooo:rsid="000c2750" officeooo:paragraph-rsid="000c2750"/>
    </style:style>
    <style:style style:name="P4" style:family="paragraph" style:parent-style-name="Standard">
      <style:text-properties officeooo:rsid="000c66f5" officeooo:paragraph-rsid="000c66f5"/>
    </style:style>
    <style:style style:name="T1" style:family="text">
      <style:text-properties officeooo:rsid="000c2750"/>
    </style:style>
    <style:style style:name="T2" style:family="text">
      <style:text-properties officeooo:rsid="000e21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scénarios</text:p>
      <text:p text:style-name="P1"/>
      <text:p text:style-name="P1">Scénario 1 : Nom du scénario</text:p>
      <text:p text:style-name="P1"><text:tab/>description :</text:p>
      <text:p text:style-name="P1"><text:tab/>liste des acteurs :</text:p>
      <text:p text:style-name="P1"><text:tab/>prérequis :</text:p>
      <text:p text:style-name="P1"><text:tab/><text:span text:style-name="T1">données : Celles en entrée et celles en sortie</text:span></text:p>
      <text:p text:style-name="P1"/>
      <text:p text:style-name="P1"><text:tab/>Étapes :</text:p>
      <text:p text:style-name="P1"><text:tab/><text:tab/>1) Sujet verbe (conjugué au présent) Complément d’objet directement</text:p>
      <text:p text:style-name="P1"><text:tab/><text:tab/>2) S V C</text:p>
      <text:p text:style-name="P3"><text:tab/><text:tab/>3) Si S V C</text:p>
      <text:p text:style-name="P3"><text:tab/><text:tab/>4) <text:s text:c="2"/>Alors</text:p>
      <text:p text:style-name="P3"/>
      <text:p text:style-name="P4"><text:tab/><text:span text:style-name="T2">E</text:span>xemple <text:span text:style-name="T2">d’étapes</text:span> : </text:p>
      <text:p text:style-name="P4"><text:tab/>1) Le membre demande la page du site ;</text:p>
      <text:p text:style-name="P4"><text:tab/>2) L’application renvoie la page d’accueil du site ;</text:p>
      <text:p text:style-name="P4"><text:tab/>3) Le membre saisit son identifiant et son mot de passe ;</text:p>
      <text:p text:style-name="P4"><text:tab/>4) Le membre valide ses saisies</text:p>
      <text:p text:style-name="P4"><text:tab/>5) L’application valide l’authentification</text:p>
      <text:p text:style-name="P4"><text:tab/>6) L’application renvoie la page de connexion</text:p>
      <text:p text:style-name="P4"/>
      <text:p text:style-name="P3"/>
      <text:p text:style-name="P1"><text:tab/>On traite le cas nominal <text:span text:style-name="T2">puis viennent les scénarios de traitements des exceptions et ceux d’erreurs.</text:span></text:p>
      <text:p text:style-name="P1"/>
      <text:p text:style-name="P1"><text:tab/><text:span text:style-name="T2">Scénario e</text:span>xception : Nom de l’exception</text:p>
      <text:p text:style-name="P1"><text:tab/><text:tab/>description : gère l’exception Truc à l’étape X</text:p>
      <text:p text:style-name="P1"><text:tab/><text:tab/><text:span text:style-name="T2">étapes :</text:span></text:p>
      <text:p text:style-name="P1"><text:tab/><text:tab/><text:tab/>X.1 S V C</text:p>
      <text:p text:style-name="P1"><text:tab/><text:tab/><text:tab/>X.2 S V C</text:p>
      <text:p text:style-name="P1"><text:tab/><text:tab/><text:tab/>X.3 retour étape y ou abandon</text:p>
      <text:p text:style-name="P1"/>
      <text:p text:style-name="P1"><text:tab/><text:span text:style-name="T2">Scénario </text:span>exception : Nom d’une autre exception</text:p>
      <text:p text:style-name="P1"><text:tab/><text:tab/>... </text:p>
      <text:p text:style-name="P1"/>
      <text:p text:style-name="P1"><text:tab/><text:span text:style-name="T2">Scénario </text:span>erreur : <text:s/>nom de l’erreur</text:p>
      <text:p text:style-name="P2"><text:tab/><text:tab/>description : nature de l’erreur,</text:p>
      <text:p text:style-name="P2"><text:tab/><text:tab/><text:span text:style-name="T2">É</text:span>tape<text:span text:style-name="T2">s :</text:span></text:p>
      <text:p text:style-name="P1"><text:tab/><text:tab/><text:tab/>E.1 S V C</text:p>
      <text:p text:style-name="P1"><text:tab/><text:tab/><text:tab/>E.2 S V C</text:p>
      <text:p text:style-name="P1"/>
      <text:p text:style-name="P1"><text:tab/><text:span text:style-name="T2">Scénario </text:span>erreur : Nom d’une autre erreur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ël Launay</meta:initial-creator>
    <meta:creation-date>2020-10-19T10:55:24.045013566</meta:creation-date>
    <meta:generator>LibreOffice/6.4.6.2$Linux_X86_64 LibreOffice_project/40$Build-2</meta:generator>
    <dc:date>2020-10-19T11:42:38.949620414</dc:date>
    <dc:creator>Michaël Launay</dc:creator>
    <meta:editing-duration>PT5M23S</meta:editing-duration>
    <meta:editing-cycles>1</meta:editing-cycles>
    <meta:document-statistic meta:table-count="0" meta:image-count="0" meta:object-count="0" meta:page-count="1" meta:paragraph-count="33" meta:word-count="180" meta:character-count="999" meta:non-whitespace-character-count="797"/>
  </office:meta>
</office:document-meta>
</file>